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967cm" fo:min-width="6.26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967cm" fo:min-width="6.26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967cm" fo:min-width="9.892cm"/>
    </style:style>
    <style:style style:name="gr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2.967cm" fo:min-width="6.264cm"/>
    </style:style>
    <style:style style:name="gr6" style:family="graphic" style:parent-style-name="objectwithoutfill">
      <style:graphic-properties draw:stroke="dash" draw:stroke-dash="Fine_20_Dotted"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7pt" style:font-size-asian="17pt" style:font-size-complex="17pt"/>
    </style:style>
    <style:style style:name="P2" style:family="paragraph">
      <loext:graphic-properties draw:fill-color="#ffffff"/>
      <style:paragraph-properties fo:text-align="center"/>
      <style:text-properties fo:font-size="17pt" style:font-size-asian="17pt" style:font-size-complex="17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112cm" svg:height="3.565cm" svg:x="0.87cm" svg:y="7.906cm">
          <text:p text:style-name="P1"><text:span text:style-name="T1">El2: Hypervisor Mode</text:span></text:p>
          <text:p text:style-name="P1"><text:span text:style-name="T1">(Trustzone Normal Worl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112cm" svg:height="3.565cm" svg:x="0.87cm" svg:y="4.353cm">
          <text:p text:style-name="P1"><text:span text:style-name="T1">El1: Kernel Mode</text:span></text:p>
          <text:p text:style-name="P1"><text:span text:style-name="T1">(Trustzone Normal Worl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111cm" svg:height="3.565cm" svg:x="0.871cm" svg:y="0.806cm">
          <text:p text:style-name="P1"><text:span text:style-name="T1">EL0: User Mode </text:span></text:p>
          <text:p text:style-name="P1"><text:span text:style-name="T1">(Trustzone Normal Worl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633cm" svg:height="0.962cm" svg:x="4.603cm" svg:y="16.348cm">
          <draw:text-box>
            <text:p><text:span text:style-name="T2">AArch64 CPU Exception Level</text:span></text:p>
          </draw:text-box>
        </draw:frame>
        <draw:custom-shape draw:style-name="gr4" draw:text-style-name="P5" draw:layer="layout" svg:width="10.74cm" svg:height="3.565cm" svg:x="6.35cm" svg:y="12.553cm">
          <text:p text:style-name="P4">EL3: Secure Monitor</text:p>
          <text:p text:style-name="P4">Trustzone Secure Wor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7.112cm" svg:height="3.565cm" svg:x="9.979cm" svg:y="7.906cm">
          <text:p text:style-name="P4">N/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112cm" svg:height="3.565cm" svg:x="9.979cm" svg:y="4.353cm">
          <text:p text:style-name="P1"><text:span text:style-name="T1">El1: Kernel Mode</text:span></text:p>
          <text:p text:style-name="P1"><text:span text:style-name="T1">(Trustzone Secure Worl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111cm" svg:height="3.565cm" svg:x="9.98cm" svg:y="0.806cm">
          <text:p text:style-name="P1"><text:span text:style-name="T1">EL0: User Mode </text:span></text:p>
          <text:p text:style-name="P1"><text:span text:style-name="T1">(Trustzone Secure Worl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9.044cm" svg:y1="0.508cm" svg:x2="9.044cm" svg:y2="12.084cm">
          <text:p/>
        </draw:line>
        <draw:line draw:style-name="gr6" draw:text-style-name="P6" draw:layer="layout" svg:x1="9.044cm" svg:y1="12.084cm" svg:x2="0.254cm" svg:y2="12.084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2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78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16.002cm" svg:height="2.969cm" svg:x="0.889cm" svg:y="0.708cm" presentation:class="title" presentation:placeholder="true">
        <draw:text-box/>
      </draw:frame>
      <draw:frame presentation:style-name="Default-outline1" draw:layer="backgroundobjects" svg:width="16.002cm" svg:height="10.312cm" svg:x="0.889cm" svg:y="4.16cm" presentation:class="outline" presentation:placeholder="true">
        <draw:text-box/>
      </draw:frame>
      <draw:frame presentation:style-name="Mpr1" draw:text-style-name="MP2" draw:layer="backgroundobjects" svg:width="4.143cm" svg:height="1.226cm" svg:x="0.889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636cm" svg:height="1.226cm" svg:x="6.08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143cm" svg:height="1.226cm" svg:x="12.747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11-09T09:28:22.053188411</dc:date>
    <meta:editing-duration>PT3H37M24S</meta:editing-duration>
    <meta:editing-cycles>211</meta:editing-cycles>
    <meta:generator>LibreOffice/5.1.4.2$Linux_X86_64 LibreOffice_project/10m0$Build-2</meta:generator>
    <meta:document-statistic meta:object-count="33"/>
  </office:meta>
</office:document-meta>
</file>